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font-name="Segoe UI Semibol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SPECIAL HYMN</text:span></text:p>
            <text:p text:style-name="P1"><text:span text:style-name="T2">“</text:span><text:span text:style-name="T2">O Seek the Lord Tod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O seek the Lord today!</text:span></text:p>
            <text:p text:style-name="P1"><text:span text:style-name="T4">Today He hath salvation;</text:span></text:p>
            <text:p text:style-name="P1"><text:span text:style-name="T4">Turn from thy sinful way</text:span></text:p>
            <text:p text:style-name="P1"><text:span text:style-name="T4">In earnest supplic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4">Repent and seek His grace,</text:span></text:p>
            <text:p text:style-name="P1"><text:span text:style-name="T4">His call to thee doth sound;</text:span></text:p>
            <text:p text:style-name="P1"><text:span text:style-name="T4">O turn to Him thy face</text:span></text:p>
            <text:p text:style-name="P1"><text:span text:style-name="T4">While yet He may be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2. </text:span><text:span text:style-name="T4">Behold, the sun of grace</text:span></text:p>
            <text:p text:style-name="P1"><text:span text:style-name="T4">So brightly on thee shineth;</text:span></text:p>
            <text:p text:style-name="P1"><text:span text:style-name="T4">O take with Christ thy place</text:span></text:p>
            <text:p text:style-name="P1"><text:span text:style-name="T4">While He to thee inclin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4">Perchance the summons may</text:span></text:p>
            <text:p text:style-name="P1"><text:span text:style-name="T4">Ere long be sent to thee;</text:span></text:p>
            <text:p text:style-name="P1"><text:span text:style-name="T4">O turn to Him today,</text:span></text:p>
            <text:p text:style-name="P1"><text:span text:style-name="T4">Let Him thy solace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3. </text:span><text:span text:style-name="T4">There is salvation still</text:span></text:p>
            <text:p text:style-name="P1"><text:span text:style-name="T4">For hearts contritely crying</text:span></text:p>
            <text:p text:style-name="P1"><text:span text:style-name="T4">To Him whose gracious will</text:span></text:p>
            <text:p text:style-name="P1"><text:span text:style-name="T4">Is now to save the dy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4">His grace doth beckon thee</text:span></text:p>
            <text:p text:style-name="P1"><text:span text:style-name="T4">To seek thy Savior blest;</text:span></text:p>
            <text:p text:style-name="P1"><text:span text:style-name="T4">O hasten, swiftly flee</text:span></text:p>
            <text:p text:style-name="P1"><text:span text:style-name="T4">To Him who giveth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2" draw:layer="layout" svg:width="24.384cm" svg:height="7.011cm" svg:x="1.778cm" svg:y="1.016cm">
          <draw:text-box>
            <text:p text:style-name="P1"><text:span text:style-name="T3">4. </text:span><text:span text:style-name="T4">As in its mother's arm</text:span></text:p>
            <text:p text:style-name="P1"><text:span text:style-name="T4">The child sweet comfort gaineth,</text:span></text:p>
            <text:p text:style-name="P1"><text:span text:style-name="T4">So, shielding thee from harm,</text:span></text:p>
            <text:p text:style-name="P1"><text:span text:style-name="T4">The Lord thy heart sustain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2" draw:layer="layout" svg:width="24.384cm" svg:height="11.991cm" svg:x="1.778cm" svg:y="1.016cm">
          <draw:text-box>
            <text:p text:style-name="P1"><text:span text:style-name="T4">O seek that sweet repose,</text:span></text:p>
            <text:p text:style-name="P1"><text:span text:style-name="T4">Come unto Him and stay;</text:span></text:p>
            <text:p text:style-name="P1"><text:span text:style-name="T4">Thy Savior now is close,</text:span></text:p>
            <text:p text:style-name="P1"><text:span text:style-name="T4">O come to Him today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2"/></text:span><text:span text:style-name="T5">Public Domain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23:28:21.239000000</meta:creation-date>
    <dc:title>Blue template</dc:title>
    <meta:editing-duration>PT4M</meta:editing-duration>
    <meta:editing-cycles>5</meta:editing-cycles>
    <meta:generator>LibreOffice/6.0.6.2$Windows_X86_64 LibreOffice_project/0c292870b25a325b5ed35f6b45599d2ea4458e77</meta:generator>
    <dc:date>2018-10-12T11:24:07.999000000</dc:date>
    <meta:document-statistic meta:object-count="48"/>
  </office:meta>
</office:document-meta>
</file>